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points2" table:style-name="ta1">
        <table:shapes>
          <draw:frame draw:z-index="0" draw:style-name="gr1" draw:text-style-name="P1" svg:width="159.99mm" svg:height="89.99mm" svg:x="200.23mm" svg:y="12.43mm">
            <loext:p draw:notify-on-update-of-ranges="datapoints2.A4:datapoints2.A53 datapoints2.B3:datapoints2.B3 datapoints2.B4:datapoints2.B53 datapoints2.C3:datapoints2.C3 datapoints2.C4:datapoints2.C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9.86mm" svg:y="105.39mm">
            <loext:p draw:notify-on-update-of-ranges="datapoints2.E3:datapoints2.E3 datapoints2.E4:datapoints2.E53 datapoints2.F3:datapoints2.F3 datapoints2.F4:datapoints2.F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s used: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DataPoints</text:p>
          </table:table-cell>
          <table:table-cell office:value-type="string" calcext:value-type="string">
            <text:p>serialTime</text:p>
          </table:table-cell>
          <table:table-cell office:value-type="string" calcext:value-type="string">
            <text:p>parallelTime</text:p>
          </table:table-cell>
          <table:table-cell/>
          <table:table-cell office:value-type="string" calcext:value-type="string">
            <text:p>numDataPoint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51214" calcext:value-type="float">
            <text:p>0.1251214</text:p>
          </table:table-cell>
          <table:table-cell office:value-type="float" office:value="0.0791715" calcext:value-type="float">
            <text:p>0.07917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]/[.C4]" office:value-type="float" office:value="1.58038435548146" calcext:value-type="float">
            <text:p>1.58038435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99416" calcext:value-type="float">
            <text:p>0.2499416</text:p>
          </table:table-cell>
          <table:table-cell office:value-type="float" office:value="0.1375415" calcext:value-type="float">
            <text:p>0.137541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5]/[.C5]" office:value-type="float" office:value="1.81720862430612" calcext:value-type="float">
            <text:p>1.81720862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750533" calcext:value-type="float">
            <text:p>0.3750533</text:p>
          </table:table-cell>
          <table:table-cell office:value-type="float" office:value="0.2125407" calcext:value-type="float">
            <text:p>0.2125407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6]/[.C6]" office:value-type="float" office:value="1.7646187294951" calcext:value-type="float">
            <text:p>1.76461872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004246" calcext:value-type="float">
            <text:p>0.5004246</text:p>
          </table:table-cell>
          <table:table-cell office:value-type="float" office:value="0.2673605" calcext:value-type="float">
            <text:p>0.267360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7]/[.C7]" office:value-type="float" office:value="1.8717222626379" calcext:value-type="float">
            <text:p>1.87172226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286311" calcext:value-type="float">
            <text:p>0.6286311</text:p>
          </table:table-cell>
          <table:table-cell office:value-type="float" office:value="0.3351336" calcext:value-type="float">
            <text:p>0.3351336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8]/[.C8]" office:value-type="float" office:value="1.87576268091293" calcext:value-type="float">
            <text:p>1.87576268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467943" calcext:value-type="float">
            <text:p>0.7467943</text:p>
          </table:table-cell>
          <table:table-cell office:value-type="float" office:value="0.409657" calcext:value-type="float">
            <text:p>0.40965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B9]/[.C9]" office:value-type="float" office:value="1.82297458605614" calcext:value-type="float">
            <text:p>1.82297458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71114" calcext:value-type="float">
            <text:p>0.871114</text:p>
          </table:table-cell>
          <table:table-cell office:value-type="float" office:value="0.471124" calcext:value-type="float">
            <text:p>0.471124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B10]/[.C10]" office:value-type="float" office:value="1.8490121496676" calcext:value-type="float">
            <text:p>1.84901214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77338" calcext:value-type="float">
            <text:p>0.9977338</text:p>
          </table:table-cell>
          <table:table-cell office:value-type="float" office:value="0.5391684" calcext:value-type="float">
            <text:p>0.5391684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B11]/[.C11]" office:value-type="float" office:value="1.85050496282794" calcext:value-type="float">
            <text:p>1.85050496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22977" calcext:value-type="float">
            <text:p>1.122977</text:p>
          </table:table-cell>
          <table:table-cell office:value-type="float" office:value="0.6107191" calcext:value-type="float">
            <text:p>0.6107191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B12]/[.C12]" office:value-type="float" office:value="1.83877825337377" calcext:value-type="float">
            <text:p>1.83877825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45833" calcext:value-type="float">
            <text:p>1.245833</text:p>
          </table:table-cell>
          <table:table-cell office:value-type="float" office:value="0.6729099" calcext:value-type="float">
            <text:p>0.67290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13]/[.C13]" office:value-type="float" office:value="1.85141131078618" calcext:value-type="float">
            <text:p>1.8514113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375635" calcext:value-type="float">
            <text:p>1.375635</text:p>
          </table:table-cell>
          <table:table-cell office:value-type="float" office:value="0.7297537" calcext:value-type="float">
            <text:p>0.7297537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B14]/[.C14]" office:value-type="float" office:value="1.88506752346716" calcext:value-type="float">
            <text:p>1.8850675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505058" calcext:value-type="float">
            <text:p>1.505058</text:p>
          </table:table-cell>
          <table:table-cell office:value-type="float" office:value="0.8416127" calcext:value-type="float">
            <text:p>0.8416127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B15]/[.C15]" office:value-type="float" office:value="1.78830238659659" calcext:value-type="float">
            <text:p>1.788302386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619153" calcext:value-type="float">
            <text:p>1.619153</text:p>
          </table:table-cell>
          <table:table-cell office:value-type="float" office:value="0.8801352" calcext:value-type="float">
            <text:p>0.8801352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B16]/[.C16]" office:value-type="float" office:value="1.83966395162925" calcext:value-type="float">
            <text:p>1.83966395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743825" calcext:value-type="float">
            <text:p>1.743825</text:p>
          </table:table-cell>
          <table:table-cell office:value-type="float" office:value="0.9374589" calcext:value-type="float">
            <text:p>0.9374589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B17]/[.C17]" office:value-type="float" office:value="1.86016154948233" calcext:value-type="float">
            <text:p>1.86016154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86674" calcext:value-type="float">
            <text:p>1.86674</text:p>
          </table:table-cell>
          <table:table-cell office:value-type="float" office:value="1.0042354" calcext:value-type="float">
            <text:p>1.0042354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18]/[.C18]" office:value-type="float" office:value="1.85886695489922" calcext:value-type="float">
            <text:p>1.858866954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991856" calcext:value-type="float">
            <text:p>1.991856</text:p>
          </table:table-cell>
          <table:table-cell office:value-type="float" office:value="1.084679" calcext:value-type="float">
            <text:p>1.084679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[.B19]/[.C19]" office:value-type="float" office:value="1.83635527192838" calcext:value-type="float">
            <text:p>1.83635527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114771" calcext:value-type="float">
            <text:p>2.114771</text:p>
          </table:table-cell>
          <table:table-cell office:value-type="float" office:value="1.136582" calcext:value-type="float">
            <text:p>1.136582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[.B20]/[.C20]" office:value-type="float" office:value="1.86064093923712" calcext:value-type="float">
            <text:p>1.86064093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235911" calcext:value-type="float">
            <text:p>2.235911</text:p>
          </table:table-cell>
          <table:table-cell office:value-type="float" office:value="1.20161" calcext:value-type="float">
            <text:p>1.20161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[.B21]/[.C21]" office:value-type="float" office:value="1.86076264345337" calcext:value-type="float">
            <text:p>1.86076264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370828" calcext:value-type="float">
            <text:p>2.370828</text:p>
          </table:table-cell>
          <table:table-cell office:value-type="float" office:value="1.266658" calcext:value-type="float">
            <text:p>1.266658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B22]/[.C22]" office:value-type="float" office:value="1.87171912228873" calcext:value-type="float">
            <text:p>1.8717191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23153" calcext:value-type="float">
            <text:p>2.523153</text:p>
          </table:table-cell>
          <table:table-cell office:value-type="float" office:value="1.426195" calcext:value-type="float">
            <text:p>1.42619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B23]/[.C23]" office:value-type="float" office:value="1.76915008116001" calcext:value-type="float">
            <text:p>1.76915008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.629694" calcext:value-type="float">
            <text:p>2.629694</text:p>
          </table:table-cell>
          <table:table-cell office:value-type="float" office:value="1.421976" calcext:value-type="float">
            <text:p>1.421976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B24]/[.C24]" office:value-type="float" office:value="1.84932375792559" calcext:value-type="float">
            <text:p>1.8493237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.755246" calcext:value-type="float">
            <text:p>2.755246</text:p>
          </table:table-cell>
          <table:table-cell office:value-type="float" office:value="1.532847" calcext:value-type="float">
            <text:p>1.532847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B25]/[.C25]" office:value-type="float" office:value="1.79746967570801" calcext:value-type="float">
            <text:p>1.797469675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.915674" calcext:value-type="float">
            <text:p>2.915674</text:p>
          </table:table-cell>
          <table:table-cell office:value-type="float" office:value="1.873979" calcext:value-type="float">
            <text:p>1.873979</text:p>
          </table:table-cell>
          <table:table-cell/>
          <table:table-cell office:value-type="float" office:value="2300" calcext:value-type="float">
            <text:p>2300</text:p>
          </table:table-cell>
          <table:table-cell table:formula="of:=[.B26]/[.C26]" office:value-type="float" office:value="1.55587335823934" calcext:value-type="float">
            <text:p>1.555873358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.002914" calcext:value-type="float">
            <text:p>3.002914</text:p>
          </table:table-cell>
          <table:table-cell office:value-type="float" office:value="1.809242" calcext:value-type="float">
            <text:p>1.80924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B27]/[.C27]" office:value-type="float" office:value="1.65976359160356" calcext:value-type="float">
            <text:p>1.65976359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142229" calcext:value-type="float">
            <text:p>3.142229</text:p>
          </table:table-cell>
          <table:table-cell office:value-type="float" office:value="1.807017" calcext:value-type="float">
            <text:p>1.807017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B28]/[.C28]" office:value-type="float" office:value="1.73890395054391" calcext:value-type="float">
            <text:p>1.73890395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.253174" calcext:value-type="float">
            <text:p>3.253174</text:p>
          </table:table-cell>
          <table:table-cell office:value-type="float" office:value="1.78985" calcext:value-type="float">
            <text:p>1.78985</text:p>
          </table:table-cell>
          <table:table-cell/>
          <table:table-cell office:value-type="float" office:value="2600" calcext:value-type="float">
            <text:p>2600</text:p>
          </table:table-cell>
          <table:table-cell table:formula="of:=[.B29]/[.C29]" office:value-type="float" office:value="1.81756795262173" calcext:value-type="float">
            <text:p>1.81756795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.373917" calcext:value-type="float">
            <text:p>3.373917</text:p>
          </table:table-cell>
          <table:table-cell office:value-type="float" office:value="1.870099" calcext:value-type="float">
            <text:p>1.870099</text:p>
          </table:table-cell>
          <table:table-cell/>
          <table:table-cell office:value-type="float" office:value="2700" calcext:value-type="float">
            <text:p>2700</text:p>
          </table:table-cell>
          <table:table-cell table:formula="of:=[.B30]/[.C30]" office:value-type="float" office:value="1.80413817664199" calcext:value-type="float">
            <text:p>1.80413817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.489585" calcext:value-type="float">
            <text:p>3.489585</text:p>
          </table:table-cell>
          <table:table-cell office:value-type="float" office:value="1.853662" calcext:value-type="float">
            <text:p>1.853662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[.B31]/[.C31]" office:value-type="float" office:value="1.88253575894635" calcext:value-type="float">
            <text:p>1.88253575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.616065" calcext:value-type="float">
            <text:p>3.616065</text:p>
          </table:table-cell>
          <table:table-cell office:value-type="float" office:value="1.982873" calcext:value-type="float">
            <text:p>1.982873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[.B32]/[.C32]" office:value-type="float" office:value="1.82364932096004" calcext:value-type="float">
            <text:p>1.8236493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804299" calcext:value-type="float">
            <text:p>3.804299</text:p>
          </table:table-cell>
          <table:table-cell office:value-type="float" office:value="2.396998" calcext:value-type="float">
            <text:p>2.396998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B33]/[.C33]" office:value-type="float" office:value="1.58710979316629" calcext:value-type="float">
            <text:p>1.587109793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.874861" calcext:value-type="float">
            <text:p>3.874861</text:p>
          </table:table-cell>
          <table:table-cell office:value-type="float" office:value="2.205703" calcext:value-type="float">
            <text:p>2.205703</text:p>
          </table:table-cell>
          <table:table-cell/>
          <table:table-cell office:value-type="float" office:value="3100" calcext:value-type="float">
            <text:p>3100</text:p>
          </table:table-cell>
          <table:table-cell table:formula="of:=[.B34]/[.C34]" office:value-type="float" office:value="1.75674648853449" calcext:value-type="float">
            <text:p>1.756746488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.997657" calcext:value-type="float">
            <text:p>3.997657</text:p>
          </table:table-cell>
          <table:table-cell office:value-type="float" office:value="2.267999" calcext:value-type="float">
            <text:p>2.267999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[.B35]/[.C35]" office:value-type="float" office:value="1.76263613872846" calcext:value-type="float">
            <text:p>1.762636138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.145303" calcext:value-type="float">
            <text:p>4.145303</text:p>
          </table:table-cell>
          <table:table-cell office:value-type="float" office:value="2.329223" calcext:value-type="float">
            <text:p>2.329223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[.B36]/[.C36]" office:value-type="float" office:value="1.77969348576757" calcext:value-type="float">
            <text:p>1.779693485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.25093" calcext:value-type="float">
            <text:p>4.25093</text:p>
          </table:table-cell>
          <table:table-cell office:value-type="float" office:value="2.402524" calcext:value-type="float">
            <text:p>2.402524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[.B37]/[.C37]" office:value-type="float" office:value="1.76936005634075" calcext:value-type="float">
            <text:p>1.76936005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.383761" calcext:value-type="float">
            <text:p>4.383761</text:p>
          </table:table-cell>
          <table:table-cell office:value-type="float" office:value="2.418886" calcext:value-type="float">
            <text:p>2.418886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[.B38]/[.C38]" office:value-type="float" office:value="1.81230574735643" calcext:value-type="float">
            <text:p>1.812305747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.490558" calcext:value-type="float">
            <text:p>4.490558</text:p>
          </table:table-cell>
          <table:table-cell office:value-type="float" office:value="2.459673" calcext:value-type="float">
            <text:p>2.459673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[.B39]/[.C39]" office:value-type="float" office:value="1.82567276219237" calcext:value-type="float">
            <text:p>1.825672762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.617388" calcext:value-type="float">
            <text:p>4.617388</text:p>
          </table:table-cell>
          <table:table-cell office:value-type="float" office:value="2.515648" calcext:value-type="float">
            <text:p>2.515648</text:p>
          </table:table-cell>
          <table:table-cell/>
          <table:table-cell office:value-type="float" office:value="3700" calcext:value-type="float">
            <text:p>3700</text:p>
          </table:table-cell>
          <table:table-cell table:formula="of:=[.B40]/[.C40]" office:value-type="float" office:value="1.83546664716208" calcext:value-type="float">
            <text:p>1.835466647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.736782" calcext:value-type="float">
            <text:p>4.736782</text:p>
          </table:table-cell>
          <table:table-cell office:value-type="float" office:value="2.556587" calcext:value-type="float">
            <text:p>2.556587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B41]/[.C41]" office:value-type="float" office:value="1.85277559496313" calcext:value-type="float">
            <text:p>1.85277559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.863334" calcext:value-type="float">
            <text:p>4.863334</text:p>
          </table:table-cell>
          <table:table-cell office:value-type="float" office:value="2.622674" calcext:value-type="float">
            <text:p>2.622674</text:p>
          </table:table-cell>
          <table:table-cell/>
          <table:table-cell office:value-type="float" office:value="3900" calcext:value-type="float">
            <text:p>3900</text:p>
          </table:table-cell>
          <table:table-cell table:formula="of:=[.B42]/[.C42]" office:value-type="float" office:value="1.85434179009667" calcext:value-type="float">
            <text:p>1.85434179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004886" calcext:value-type="float">
            <text:p>5.004886</text:p>
          </table:table-cell>
          <table:table-cell office:value-type="float" office:value="2.729966" calcext:value-type="float">
            <text:p>2.729966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B43]/[.C43]" office:value-type="float" office:value="1.8333144075787" calcext:value-type="float">
            <text:p>1.833314407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.135242" calcext:value-type="float">
            <text:p>5.135242</text:p>
          </table:table-cell>
          <table:table-cell office:value-type="float" office:value="2.820371" calcext:value-type="float">
            <text:p>2.820371</text:p>
          </table:table-cell>
          <table:table-cell/>
          <table:table-cell office:value-type="float" office:value="4100" calcext:value-type="float">
            <text:p>4100</text:p>
          </table:table-cell>
          <table:table-cell table:formula="of:=[.B44]/[.C44]" office:value-type="float" office:value="1.82076826062954" calcext:value-type="float">
            <text:p>1.820768260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.259169" calcext:value-type="float">
            <text:p>5.259169</text:p>
          </table:table-cell>
          <table:table-cell office:value-type="float" office:value="3.027012" calcext:value-type="float">
            <text:p>3.027012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[.B45]/[.C45]" office:value-type="float" office:value="1.73741266965575" calcext:value-type="float">
            <text:p>1.737412669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.372599" calcext:value-type="float">
            <text:p>5.372599</text:p>
          </table:table-cell>
          <table:table-cell office:value-type="float" office:value="3.016703" calcext:value-type="float">
            <text:p>3.016703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[.B46]/[.C46]" office:value-type="float" office:value="1.78095059407572" calcext:value-type="float">
            <text:p>1.780950594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.495603" calcext:value-type="float">
            <text:p>5.495603</text:p>
          </table:table-cell>
          <table:table-cell office:value-type="float" office:value="3.008359" calcext:value-type="float">
            <text:p>3.008359</text:p>
          </table:table-cell>
          <table:table-cell/>
          <table:table-cell office:value-type="float" office:value="4400" calcext:value-type="float">
            <text:p>4400</text:p>
          </table:table-cell>
          <table:table-cell table:formula="of:=[.B47]/[.C47]" office:value-type="float" office:value="1.82677765519341" calcext:value-type="float">
            <text:p>1.826777655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.639755" calcext:value-type="float">
            <text:p>5.639755</text:p>
          </table:table-cell>
          <table:table-cell office:value-type="float" office:value="3.252269" calcext:value-type="float">
            <text:p>3.252269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B48]/[.C48]" office:value-type="float" office:value="1.73409856318773" calcext:value-type="float">
            <text:p>1.734098563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.75874" calcext:value-type="float">
            <text:p>5.75874</text:p>
          </table:table-cell>
          <table:table-cell office:value-type="float" office:value="3.172619" calcext:value-type="float">
            <text:p>3.172619</text:p>
          </table:table-cell>
          <table:table-cell/>
          <table:table-cell office:value-type="float" office:value="4600" calcext:value-type="float">
            <text:p>4600</text:p>
          </table:table-cell>
          <table:table-cell table:formula="of:=[.B49]/[.C49]" office:value-type="float" office:value="1.8151375882197" calcext:value-type="float">
            <text:p>1.815137588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.85566" calcext:value-type="float">
            <text:p>5.85566</text:p>
          </table:table-cell>
          <table:table-cell office:value-type="float" office:value="3.140779" calcext:value-type="float">
            <text:p>3.140779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[.B50]/[.C50]" office:value-type="float" office:value="1.86439733582019" calcext:value-type="float">
            <text:p>1.86439733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.972757" calcext:value-type="float">
            <text:p>5.972757</text:p>
          </table:table-cell>
          <table:table-cell office:value-type="float" office:value="3.224426" calcext:value-type="float">
            <text:p>3.224426</text:p>
          </table:table-cell>
          <table:table-cell/>
          <table:table-cell office:value-type="float" office:value="4800" calcext:value-type="float">
            <text:p>4800</text:p>
          </table:table-cell>
          <table:table-cell table:formula="of:=[.B51]/[.C51]" office:value-type="float" office:value="1.85234736353075" calcext:value-type="float">
            <text:p>1.852347363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.107218" calcext:value-type="float">
            <text:p>6.107218</text:p>
          </table:table-cell>
          <table:table-cell office:value-type="float" office:value="3.243907" calcext:value-type="float">
            <text:p>3.243907</text:p>
          </table:table-cell>
          <table:table-cell/>
          <table:table-cell office:value-type="float" office:value="4900" calcext:value-type="float">
            <text:p>4900</text:p>
          </table:table-cell>
          <table:table-cell table:formula="of:=[.B52]/[.C52]" office:value-type="float" office:value="1.88267357849655" calcext:value-type="float">
            <text:p>1.88267357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215425" calcext:value-type="float">
            <text:p>6.215425</text:p>
          </table:table-cell>
          <table:table-cell office:value-type="float" office:value="3.381325" calcext:value-type="float">
            <text:p>3.381325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B53]/[.C53]" office:value-type="float" office:value="1.83816255461986" calcext:value-type="float">
            <text:p>1.8381625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00/00/00</text:date>, <text:time style:data-style-name="N2" text:time-value="10:44:50.32174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49:42.822299694</dc:date>
    <meta:editing-duration>PT7M21S</meta:editing-duration>
    <meta:editing-cycles>2</meta:editing-cycles>
    <meta:generator>LibreOffice/5.1.4.2$Linux_X86_64 LibreOffice_project/10m0$Build-2</meta:generator>
    <meta:document-statistic meta:table-count="1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09cm" svg:y="0.316cm" chart:style-name="ch2">
          <text:p>Number of datapoints vs Runtime</text:p>
        </chart:title>
        <chart:subtitle svg:x="5.641cm" svg:y="1.275cm" chart:style-name="ch3">
          <text:p>10 Clusters, 2 Dimensions</text:p>
        </chart:subtitle>
        <chart:legend chart:legend-position="end" svg:x="12.83cm" svg:y="3.952cm" style:legend-expansion="high" chart:style-name="ch4"/>
        <chart:plot-area chart:style-name="ch5" table:cell-range-address="datapoints2.A4:datapoints2.C53 datapoints2.B3:datapoints2.C3" chart:data-source-has-labels="both" svg:x="1.331cm" svg:y="2.138cm" svg:width="11.179cm" svg:height="5.701cm">
          <chartooo:coordinate-region svg:x="1.866cm" svg:y="2.138cm" svg:width="10.644cm" svg:height="4.447cm"/>
          <chart:axis chart:dimension="x" chart:name="primary-x" chart:style-name="ch6" chartooo:axis-type="auto">
            <chartooo:date-scale/>
            <chart:title svg:x="5.315cm" svg:y="8.019cm" chart:style-name="ch7">
              <text:p>Number of datapoints</text:p>
            </chart:title>
            <chart:categories table:cell-range-address="datapoints2.A4:datapoints2.A53"/>
          </chart:axis>
          <chart:axis chart:dimension="y" chart:name="primary-y" chart:style-name="ch6">
            <chart:title svg:x="0.451cm" svg:y="5.879cm" chart:style-name="ch8">
              <text:p>Runtime (s)</text:p>
            </chart:title>
            <chart:grid chart:style-name="ch9" chart:class="major"/>
          </chart:axis>
          <chart:series chart:style-name="ch10" chart:values-cell-range-address="datapoints2.B4:datapoints2.B53" chart:label-cell-address="datapoints2.B3:datapoints2.B3" chart:class="chart:line">
            <chart:data-point chart:repeated="50"/>
          </chart:series>
          <chart:series chart:style-name="ch11" chart:values-cell-range-address="datapoints2.C4:datapoints2.C53" chart:label-cell-address="datapoints2.C3:datapoints2.C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Time</text:p>
                <draw:g>
                  <svg:desc>datapoints2.B3:datapoints2.B3</svg:desc>
                </draw:g>
              </table:table-cell>
              <table:table-cell office:value-type="string">
                <text:p>parallelTime</text:p>
                <draw:g>
                  <svg:desc>datapoints2.C3:datapoints2.C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points2.A4:datapoints2.A53</svg:desc>
                </draw:g>
              </table:table-cell>
              <table:table-cell office:value-type="float" office:value="0.1251214">
                <text:p>0.1251214</text:p>
                <draw:g>
                  <svg:desc>datapoints2.B4:datapoints2.B53</svg:desc>
                </draw:g>
              </table:table-cell>
              <table:table-cell office:value-type="float" office:value="0.0791715">
                <text:p>0.0791715</text:p>
                <draw:g>
                  <svg:desc>datapoints2.C4:datapoints2.C5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499416">
                <text:p>0.2499416</text:p>
              </table:table-cell>
              <table:table-cell office:value-type="float" office:value="0.1375415">
                <text:p>0.13754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0533">
                <text:p>0.3750533</text:p>
              </table:table-cell>
              <table:table-cell office:value-type="float" office:value="0.2125407">
                <text:p>0.21254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004246">
                <text:p>0.5004246</text:p>
              </table:table-cell>
              <table:table-cell office:value-type="float" office:value="0.2673605">
                <text:p>0.26736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286311">
                <text:p>0.6286311</text:p>
              </table:table-cell>
              <table:table-cell office:value-type="float" office:value="0.3351336">
                <text:p>0.33513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7467943">
                <text:p>0.7467943</text:p>
              </table:table-cell>
              <table:table-cell office:value-type="float" office:value="0.409657">
                <text:p>0.4096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71114">
                <text:p>0.871114</text:p>
              </table:table-cell>
              <table:table-cell office:value-type="float" office:value="0.471124">
                <text:p>0.4711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977338">
                <text:p>0.9977338</text:p>
              </table:table-cell>
              <table:table-cell office:value-type="float" office:value="0.5391684">
                <text:p>0.53916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22977">
                <text:p>1.122977</text:p>
              </table:table-cell>
              <table:table-cell office:value-type="float" office:value="0.6107191">
                <text:p>0.6107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45833">
                <text:p>1.245833</text:p>
              </table:table-cell>
              <table:table-cell office:value-type="float" office:value="0.6729099">
                <text:p>0.67290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375635">
                <text:p>1.375635</text:p>
              </table:table-cell>
              <table:table-cell office:value-type="float" office:value="0.7297537">
                <text:p>0.72975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505058">
                <text:p>1.505058</text:p>
              </table:table-cell>
              <table:table-cell office:value-type="float" office:value="0.8416127">
                <text:p>0.84161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619153">
                <text:p>1.619153</text:p>
              </table:table-cell>
              <table:table-cell office:value-type="float" office:value="0.8801352">
                <text:p>0.880135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743825">
                <text:p>1.743825</text:p>
              </table:table-cell>
              <table:table-cell office:value-type="float" office:value="0.9374589">
                <text:p>0.937458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86674">
                <text:p>1.86674</text:p>
              </table:table-cell>
              <table:table-cell office:value-type="float" office:value="1.0042354">
                <text:p>1.004235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991856">
                <text:p>1.991856</text:p>
              </table:table-cell>
              <table:table-cell office:value-type="float" office:value="1.084679">
                <text:p>1.08467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.114771">
                <text:p>2.114771</text:p>
              </table:table-cell>
              <table:table-cell office:value-type="float" office:value="1.136582">
                <text:p>1.13658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.235911">
                <text:p>2.235911</text:p>
              </table:table-cell>
              <table:table-cell office:value-type="float" office:value="1.20161">
                <text:p>1.2016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370828">
                <text:p>2.370828</text:p>
              </table:table-cell>
              <table:table-cell office:value-type="float" office:value="1.266658">
                <text:p>1.2666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523153">
                <text:p>2.523153</text:p>
              </table:table-cell>
              <table:table-cell office:value-type="float" office:value="1.426195">
                <text:p>1.42619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.629694">
                <text:p>2.629694</text:p>
              </table:table-cell>
              <table:table-cell office:value-type="float" office:value="1.421976">
                <text:p>1.42197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.755246">
                <text:p>2.755246</text:p>
              </table:table-cell>
              <table:table-cell office:value-type="float" office:value="1.532847">
                <text:p>1.53284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.915674">
                <text:p>2.915674</text:p>
              </table:table-cell>
              <table:table-cell office:value-type="float" office:value="1.873979">
                <text:p>1.87397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.002914">
                <text:p>3.002914</text:p>
              </table:table-cell>
              <table:table-cell office:value-type="float" office:value="1.809242">
                <text:p>1.80924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.142229">
                <text:p>3.142229</text:p>
              </table:table-cell>
              <table:table-cell office:value-type="float" office:value="1.807017">
                <text:p>1.80701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.253174">
                <text:p>3.253174</text:p>
              </table:table-cell>
              <table:table-cell office:value-type="float" office:value="1.78985">
                <text:p>1.7898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.373917">
                <text:p>3.373917</text:p>
              </table:table-cell>
              <table:table-cell office:value-type="float" office:value="1.870099">
                <text:p>1.870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.489585">
                <text:p>3.489585</text:p>
              </table:table-cell>
              <table:table-cell office:value-type="float" office:value="1.853662">
                <text:p>1.85366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.616065">
                <text:p>3.616065</text:p>
              </table:table-cell>
              <table:table-cell office:value-type="float" office:value="1.982873">
                <text:p>1.9828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804299">
                <text:p>3.804299</text:p>
              </table:table-cell>
              <table:table-cell office:value-type="float" office:value="2.396998">
                <text:p>2.39699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.874861">
                <text:p>3.874861</text:p>
              </table:table-cell>
              <table:table-cell office:value-type="float" office:value="2.205703">
                <text:p>2.20570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.997657">
                <text:p>3.997657</text:p>
              </table:table-cell>
              <table:table-cell office:value-type="float" office:value="2.267999">
                <text:p>2.26799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.145303">
                <text:p>4.145303</text:p>
              </table:table-cell>
              <table:table-cell office:value-type="float" office:value="2.329223">
                <text:p>2.32922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.25093">
                <text:p>4.25093</text:p>
              </table:table-cell>
              <table:table-cell office:value-type="float" office:value="2.402524">
                <text:p>2.40252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.383761">
                <text:p>4.383761</text:p>
              </table:table-cell>
              <table:table-cell office:value-type="float" office:value="2.418886">
                <text:p>2.41888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.490558">
                <text:p>4.490558</text:p>
              </table:table-cell>
              <table:table-cell office:value-type="float" office:value="2.459673">
                <text:p>2.45967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.617388">
                <text:p>4.617388</text:p>
              </table:table-cell>
              <table:table-cell office:value-type="float" office:value="2.515648">
                <text:p>2.5156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.736782">
                <text:p>4.736782</text:p>
              </table:table-cell>
              <table:table-cell office:value-type="float" office:value="2.556587">
                <text:p>2.55658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.863334">
                <text:p>4.863334</text:p>
              </table:table-cell>
              <table:table-cell office:value-type="float" office:value="2.622674">
                <text:p>2.6226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004886">
                <text:p>5.004886</text:p>
              </table:table-cell>
              <table:table-cell office:value-type="float" office:value="2.729966">
                <text:p>2.72996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5.135242">
                <text:p>5.135242</text:p>
              </table:table-cell>
              <table:table-cell office:value-type="float" office:value="2.820371">
                <text:p>2.82037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.259169">
                <text:p>5.259169</text:p>
              </table:table-cell>
              <table:table-cell office:value-type="float" office:value="3.027012">
                <text:p>3.02701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.372599">
                <text:p>5.372599</text:p>
              </table:table-cell>
              <table:table-cell office:value-type="float" office:value="3.016703">
                <text:p>3.01670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.495603">
                <text:p>5.495603</text:p>
              </table:table-cell>
              <table:table-cell office:value-type="float" office:value="3.008359">
                <text:p>3.00835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.639755">
                <text:p>5.639755</text:p>
              </table:table-cell>
              <table:table-cell office:value-type="float" office:value="3.252269">
                <text:p>3.25226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.75874">
                <text:p>5.75874</text:p>
              </table:table-cell>
              <table:table-cell office:value-type="float" office:value="3.172619">
                <text:p>3.17261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.85566">
                <text:p>5.85566</text:p>
              </table:table-cell>
              <table:table-cell office:value-type="float" office:value="3.140779">
                <text:p>3.14077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.972757">
                <text:p>5.972757</text:p>
              </table:table-cell>
              <table:table-cell office:value-type="float" office:value="3.224426">
                <text:p>3.22442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6.107218">
                <text:p>6.107218</text:p>
              </table:table-cell>
              <table:table-cell office:value-type="float" office:value="3.243907">
                <text:p>3.2439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.215425">
                <text:p>6.215425</text:p>
              </table:table-cell>
              <table:table-cell office:value-type="float" office:value="3.381325">
                <text:p>3.381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Number of datapoints vs Speedup</text:p>
        </chart:title>
        <chart:subtitle svg:x="5.641cm" svg:y="1.275cm" chart:style-name="ch3">
          <text:p>10 Clusters, 2 Dimensions</text:p>
        </chart:subtitle>
        <chart:legend chart:legend-position="end" svg:x="13.307cm" svg:y="4.201cm" style:legend-expansion="high" chart:style-name="ch4"/>
        <chart:plot-area chart:style-name="ch5" table:cell-range-address="datapoints2.E3:datapoints2.F53" chart:data-source-has-labels="both" svg:x="1.331cm" svg:y="2.138cm" svg:width="11.656cm" svg:height="5.701cm">
          <chartooo:coordinate-region svg:x="2.058cm" svg:y="2.138cm" svg:width="10.929cm" svg:height="4.448cm"/>
          <chart:axis chart:dimension="x" chart:name="primary-x" chart:style-name="ch6" chartooo:axis-type="auto">
            <chartooo:date-scale/>
            <chart:title svg:x="5.554cm" svg:y="8.019cm" chart:style-name="ch7">
              <text:p>Number of datapoints</text:p>
            </chart:title>
            <chart:categories table:cell-range-address="datapoints2.E4:datapoints2.E53"/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datapoints2.F4:datapoints2.F53" chart:label-cell-address="datapoints2.F3:datapoints2.F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points2.F3:datapoints2.F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points2.E4:datapoints2.E53</svg:desc>
                </draw:g>
              </table:table-cell>
              <table:table-cell office:value-type="float" office:value="1.58038435548146">
                <text:p>1.58038435548146</text:p>
                <draw:g>
                  <svg:desc>datapoints2.F4:datapoints2.F5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81720862430612">
                <text:p>1.817208624306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7646187294951">
                <text:p>1.76461872949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8717222626379">
                <text:p>1.87172226263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87576268091293">
                <text:p>1.875762680912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82297458605614">
                <text:p>1.8229745860561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8490121496676">
                <text:p>1.84901214966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85050496282794">
                <text:p>1.8505049628279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83877825337377">
                <text:p>1.838778253373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5141131078618">
                <text:p>1.8514113107861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88506752346716">
                <text:p>1.8850675234671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78830238659659">
                <text:p>1.788302386596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83966395162925">
                <text:p>1.839663951629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6016154948233">
                <text:p>1.860161549482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85886695489922">
                <text:p>1.8588669548992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83635527192838">
                <text:p>1.836355271928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86064093923712">
                <text:p>1.8606409392371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86076264345337">
                <text:p>1.8607626434533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87171912228873">
                <text:p>1.8717191222887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76915008116001">
                <text:p>1.7691500811600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84932375792559">
                <text:p>1.8493237579255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79746967570801">
                <text:p>1.7974696757080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55587335823934">
                <text:p>1.5558733582393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65976359160356">
                <text:p>1.659763591603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73890395054391">
                <text:p>1.7389039505439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81756795262173">
                <text:p>1.8175679526217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80413817664199">
                <text:p>1.804138176641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88253575894635">
                <text:p>1.882535758946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82364932096004">
                <text:p>1.823649320960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58710979316629">
                <text:p>1.5871097931662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75674648853449">
                <text:p>1.7567464885344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76263613872846">
                <text:p>1.7626361387284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77969348576757">
                <text:p>1.7796934857675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76936005634075">
                <text:p>1.769360056340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81230574735643">
                <text:p>1.8123057473564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82567276219237">
                <text:p>1.8256727621923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83546664716208">
                <text:p>1.8354666471620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85277559496313">
                <text:p>1.8527755949631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85434179009667">
                <text:p>1.85434179009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8333144075787">
                <text:p>1.833314407578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82076826062954">
                <text:p>1.8207682606295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73741266965575">
                <text:p>1.7374126696557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78095059407572">
                <text:p>1.7809505940757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82677765519341">
                <text:p>1.8267776551934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73409856318773">
                <text:p>1.7340985631877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8151375882197">
                <text:p>1.815137588219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86439733582019">
                <text:p>1.8643973358201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85234736353075">
                <text:p>1.8523473635307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.88267357849655">
                <text:p>1.882673578496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83816255461986">
                <text:p>1.83816255461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